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mic sans ms" svg:font-family="'Comic sans ms'" style:font-family-generic="scrip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rsid="00045d88" officeooo:paragraph-rsid="00045d88" style:font-size-asian="12pt" style:font-size-complex="12pt"/>
    </style:style>
    <style:style style:name="P2" style:family="paragraph" style:parent-style-name="Standard">
      <style:text-properties style:font-name="Liberation Mono" fo:font-size="12pt" officeooo:rsid="00045d88" officeooo:paragraph-rsid="00200011" style:font-size-asian="12pt" style:font-size-complex="12pt"/>
    </style:style>
    <style:style style:name="P3" style:family="paragraph" style:parent-style-name="Standard">
      <style:text-properties style:font-name="Liberation Mono" fo:font-size="12pt" officeooo:rsid="00045d88" officeooo:paragraph-rsid="002c926a" style:font-size-asian="12pt" style:font-size-complex="12pt"/>
    </style:style>
    <style:style style:name="P4" style:family="paragraph" style:parent-style-name="Standard">
      <style:text-properties style:font-name="Liberation Mono" fo:font-size="12pt" officeooo:rsid="00045d88" officeooo:paragraph-rsid="002e25f6" style:font-size-asian="12pt" style:font-size-complex="12pt"/>
    </style:style>
    <style:style style:name="P5" style:family="paragraph" style:parent-style-name="Standard">
      <style:text-properties style:font-name="Liberation Mono" fo:font-size="12pt" officeooo:rsid="00045d88" officeooo:paragraph-rsid="002ed75a" style:font-size-asian="12pt" style:font-size-complex="12pt"/>
    </style:style>
    <style:style style:name="P6" style:family="paragraph" style:parent-style-name="Standard">
      <style:text-properties style:font-name="Liberation Mono" fo:font-size="12pt" officeooo:rsid="00045d88" officeooo:paragraph-rsid="003205bd" style:font-size-asian="12pt" style:font-size-complex="12pt"/>
    </style:style>
    <style:style style:name="P7" style:family="paragraph" style:parent-style-name="Standard">
      <style:text-properties style:font-name="Liberation Mono" fo:font-size="12pt" officeooo:rsid="00045d88" officeooo:paragraph-rsid="00379562" style:font-size-asian="12pt" style:font-size-complex="12pt"/>
    </style:style>
    <style:style style:name="P8" style:family="paragraph" style:parent-style-name="Standard">
      <style:text-properties style:font-name="Liberation Mono" fo:font-size="12pt" style:text-underline-style="none" fo:font-weight="bold" officeooo:rsid="00045d88" officeooo:paragraph-rsid="0030bf7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798" style:font-weight-asian="bold" style:font-weight-complex="bold"/>
    </style:style>
    <style:style style:name="T3" style:family="text">
      <style:text-properties fo:font-weight="bold" officeooo:rsid="00008d67" style:font-weight-asian="bold" style:font-weight-complex="bold"/>
    </style:style>
    <style:style style:name="T4" style:family="text">
      <style:text-properties fo:font-weight="bold" officeooo:rsid="00049fd6" style:font-weight-asian="bold" style:font-weight-complex="bold"/>
    </style:style>
    <style:style style:name="T5" style:family="text">
      <style:text-properties fo:font-weight="bold" officeooo:rsid="000258be" style:font-weight-asian="bold" style:font-weight-complex="bold"/>
    </style:style>
    <style:style style:name="T6" style:family="text">
      <style:text-properties fo:font-weight="bold" officeooo:rsid="000650eb" style:font-weight-asian="bold" style:font-weight-complex="bold"/>
    </style:style>
    <style:style style:name="T7" style:family="text">
      <style:text-properties fo:font-weight="bold" officeooo:rsid="000775ee" style:font-weight-asian="bold" style:font-weight-complex="bold"/>
    </style:style>
    <style:style style:name="T8" style:family="text">
      <style:text-properties fo:font-weight="bold" officeooo:rsid="0007b947" style:font-weight-asian="bold" style:font-weight-complex="bold"/>
    </style:style>
    <style:style style:name="T9" style:family="text">
      <style:text-properties fo:font-weight="bold" officeooo:rsid="0008328c" style:font-weight-asian="bold" style:font-weight-complex="bold"/>
    </style:style>
    <style:style style:name="T10" style:family="text">
      <style:text-properties fo:font-weight="bold" officeooo:rsid="000a114a" style:font-weight-asian="bold" style:font-weight-complex="bold"/>
    </style:style>
    <style:style style:name="T11" style:family="text">
      <style:text-properties fo:font-weight="bold" officeooo:rsid="000a3f2b" style:font-weight-asian="bold" style:font-weight-complex="bold"/>
    </style:style>
    <style:style style:name="T12" style:family="text">
      <style:text-properties fo:font-weight="bold" officeooo:rsid="000bc881" style:font-weight-asian="bold" style:font-weight-complex="bold"/>
    </style:style>
    <style:style style:name="T13" style:family="text">
      <style:text-properties fo:font-weight="bold" officeooo:rsid="000cf2b2" style:font-weight-asian="bold" style:font-weight-complex="bold"/>
    </style:style>
    <style:style style:name="T14" style:family="text">
      <style:text-properties fo:font-weight="bold" officeooo:rsid="001004ed" style:font-weight-asian="bold" style:font-weight-complex="bold"/>
    </style:style>
    <style:style style:name="T15" style:family="text">
      <style:text-properties fo:font-weight="bold" officeooo:rsid="0010eb0c" style:font-weight-asian="bold" style:font-weight-complex="bold"/>
    </style:style>
    <style:style style:name="T16" style:family="text">
      <style:text-properties fo:font-weight="bold" officeooo:rsid="0012b0d0" style:font-weight-asian="bold" style:font-weight-complex="bold"/>
    </style:style>
    <style:style style:name="T17" style:family="text">
      <style:text-properties fo:font-weight="bold" officeooo:rsid="00152657" style:font-weight-asian="bold" style:font-weight-complex="bold"/>
    </style:style>
    <style:style style:name="T18" style:family="text">
      <style:text-properties fo:font-weight="bold" officeooo:rsid="00192f93" style:font-weight-asian="bold" style:font-weight-complex="bold"/>
    </style:style>
    <style:style style:name="T19" style:family="text">
      <style:text-properties fo:font-weight="bold" officeooo:rsid="001b5fbf" style:font-weight-asian="bold" style:font-weight-complex="bold"/>
    </style:style>
    <style:style style:name="T20" style:family="text">
      <style:text-properties fo:font-weight="bold" officeooo:rsid="001ccedb" style:font-weight-asian="bold" style:font-weight-complex="bold"/>
    </style:style>
    <style:style style:name="T21" style:family="text">
      <style:text-properties fo:font-weight="bold" officeooo:rsid="001ef2d7" style:font-weight-asian="bold" style:font-weight-complex="bold"/>
    </style:style>
    <style:style style:name="T22" style:family="text">
      <style:text-properties fo:font-weight="bold" officeooo:rsid="00200011" style:font-weight-asian="bold" style:font-weight-complex="bold"/>
    </style:style>
    <style:style style:name="T23" style:family="text">
      <style:text-properties fo:font-weight="bold" officeooo:rsid="0020ed60" style:font-weight-asian="bold" style:font-weight-complex="bold"/>
    </style:style>
    <style:style style:name="T24" style:family="text">
      <style:text-properties fo:font-weight="bold" officeooo:rsid="00237d7c" style:font-weight-asian="bold" style:font-weight-complex="bold"/>
    </style:style>
    <style:style style:name="T25" style:family="text">
      <style:text-properties fo:font-weight="bold" officeooo:rsid="00253f48" style:font-weight-asian="bold" style:font-weight-complex="bold"/>
    </style:style>
    <style:style style:name="T26" style:family="text">
      <style:text-properties fo:font-weight="bold" officeooo:rsid="002ed75a" style:font-weight-asian="bold" style:font-weight-complex="bold"/>
    </style:style>
    <style:style style:name="T27" style:family="text">
      <style:text-properties fo:color="#c9211e" fo:font-weight="bold" style:font-weight-asian="bold" style:font-weight-complex="bold"/>
    </style:style>
    <style:style style:name="T28" style:family="text">
      <style:text-properties fo:color="#c9211e" fo:font-weight="bold" officeooo:rsid="00008d67" style:font-weight-asian="bold" style:font-weight-complex="bold"/>
    </style:style>
    <style:style style:name="T29" style:family="text">
      <style:text-properties fo:color="#c9211e" fo:font-weight="bold" officeooo:rsid="00050798" style:font-weight-asian="bold" style:font-weight-complex="bold"/>
    </style:style>
    <style:style style:name="T30" style:family="text">
      <style:text-properties fo:color="#c9211e" fo:font-weight="bold" officeooo:rsid="00134332" style:font-weight-asian="bold" style:font-weight-complex="bold"/>
    </style:style>
    <style:style style:name="T31" style:family="text">
      <style:text-properties fo:color="#c9211e" fo:font-weight="bold" officeooo:rsid="00049fd6" style:font-weight-asian="bold" style:font-weight-complex="bold"/>
    </style:style>
    <style:style style:name="T32" style:family="text">
      <style:text-properties fo:color="#c9211e" fo:font-weight="bold" officeooo:rsid="000258be" style:font-weight-asian="bold" style:font-weight-complex="bold"/>
    </style:style>
    <style:style style:name="T33" style:family="text">
      <style:text-properties fo:color="#c9211e" fo:font-weight="bold" officeooo:rsid="0002639a" style:font-weight-asian="bold" style:font-weight-complex="bold"/>
    </style:style>
    <style:style style:name="T34" style:family="text">
      <style:text-properties fo:color="#c9211e" fo:font-weight="bold" officeooo:rsid="0003fba2" style:font-weight-asian="bold" style:font-weight-complex="bold"/>
    </style:style>
    <style:style style:name="T35" style:family="text">
      <style:text-properties fo:color="#c9211e" fo:font-weight="bold" officeooo:rsid="000687ad" style:font-weight-asian="bold" style:font-weight-complex="bold"/>
    </style:style>
    <style:style style:name="T36" style:family="text">
      <style:text-properties fo:color="#c9211e" officeooo:rsid="00008d67"/>
    </style:style>
    <style:style style:name="T37" style:family="text">
      <style:text-properties fo:color="#c9211e" fo:font-weight="normal" officeooo:rsid="00050798" style:font-weight-asian="normal" style:font-weight-complex="normal"/>
    </style:style>
    <style:style style:name="T38" style:family="text">
      <style:text-properties fo:color="#c9211e" fo:font-size="14pt" style:text-underline-style="solid" style:text-underline-width="auto" style:text-underline-color="font-color" fo:font-weight="normal" officeooo:rsid="000687ad" style:font-size-asian="14pt" style:font-weight-asian="normal" style:font-size-complex="14pt" style:font-weight-complex="normal"/>
    </style:style>
    <style:style style:name="T39" style:family="text">
      <style:text-properties fo:color="#c9211e" fo:font-size="14pt" style:text-underline-style="solid" style:text-underline-width="auto" style:text-underline-color="font-color" fo:font-weight="normal" officeooo:rsid="00083486" style:font-size-asian="14pt" style:font-weight-asian="normal" style:font-size-complex="14pt" style:font-weight-complex="normal"/>
    </style:style>
    <style:style style:name="T40" style:family="text">
      <style:text-properties fo:color="#c9211e" fo:font-size="14pt" style:text-underline-style="solid" style:text-underline-width="auto" style:text-underline-color="font-color" fo:font-weight="normal" officeooo:rsid="00091f52" style:font-size-asian="14pt" style:font-weight-asian="normal" style:font-size-complex="14pt" style:font-weight-complex="normal"/>
    </style:style>
    <style:style style:name="T41" style:family="text">
      <style:text-properties fo:color="#c9211e" fo:font-size="14pt" style:text-underline-style="solid" style:text-underline-width="auto" style:text-underline-color="font-color" fo:font-weight="normal" officeooo:rsid="000a34ec" style:font-size-asian="14pt" style:font-weight-asian="normal" style:font-size-complex="14pt" style:font-weight-complex="normal"/>
    </style:style>
    <style:style style:name="T42" style:family="text">
      <style:text-properties fo:color="#c9211e" fo:font-size="14pt" style:text-underline-style="solid" style:text-underline-width="auto" style:text-underline-color="font-color" fo:font-weight="normal" officeooo:rsid="0009c62c" style:font-size-asian="14pt" style:font-weight-asian="normal" style:font-size-complex="14pt" style:font-weight-complex="normal"/>
    </style:style>
    <style:style style:name="T43" style:family="text">
      <style:text-properties fo:color="#c9211e" fo:font-size="14pt" style:text-underline-style="solid" style:text-underline-width="auto" style:text-underline-color="font-color" fo:font-weight="normal" officeooo:rsid="000cf2b2" style:font-size-asian="14pt" style:font-weight-asian="normal" style:font-size-complex="14pt" style:font-weight-complex="normal"/>
    </style:style>
    <style:style style:name="T44" style:family="text">
      <style:text-properties fo:color="#c9211e" fo:font-size="14pt" style:text-underline-style="solid" style:text-underline-width="auto" style:text-underline-color="font-color" fo:font-weight="normal" officeooo:rsid="000a92fb" style:font-size-asian="14pt" style:font-weight-asian="normal" style:font-size-complex="14pt" style:font-weight-complex="normal"/>
    </style:style>
    <style:style style:name="T45" style:family="text">
      <style:text-properties fo:color="#c9211e" fo:font-size="14pt" style:text-underline-style="solid" style:text-underline-width="auto" style:text-underline-color="font-color" fo:font-weight="normal" officeooo:rsid="000b7aab" style:font-size-asian="14pt" style:font-weight-asian="normal" style:font-size-complex="14pt" style:font-weight-complex="normal"/>
    </style:style>
    <style:style style:name="T46" style:family="text">
      <style:text-properties fo:color="#c9211e" fo:font-size="14pt" style:text-underline-style="solid" style:text-underline-width="auto" style:text-underline-color="font-color" fo:font-weight="normal" officeooo:rsid="00192f93" style:font-size-asian="14pt" style:font-weight-asian="normal" style:font-size-complex="14pt" style:font-weight-complex="normal"/>
    </style:style>
    <style:style style:name="T47" style:family="text">
      <style:text-properties fo:color="#c9211e" fo:font-size="14pt" style:text-underline-style="solid" style:text-underline-width="auto" style:text-underline-color="font-color" fo:font-weight="normal" officeooo:rsid="000ba114" style:font-size-asian="14pt" style:font-weight-asian="normal" style:font-size-complex="14pt" style:font-weight-complex="normal"/>
    </style:style>
    <style:style style:name="T48" style:family="text">
      <style:text-properties fo:color="#c9211e" fo:font-size="14pt" style:text-underline-style="solid" style:text-underline-width="auto" style:text-underline-color="font-color" fo:font-weight="normal" officeooo:rsid="000e5fd1" style:font-size-asian="14pt" style:font-weight-asian="normal" style:font-size-complex="14pt" style:font-weight-complex="normal"/>
    </style:style>
    <style:style style:name="T49" style:family="text">
      <style:text-properties fo:color="#c9211e" fo:font-size="14pt" style:text-underline-style="solid" style:text-underline-width="auto" style:text-underline-color="font-color" fo:font-weight="bold" officeooo:rsid="000ba114" style:font-size-asian="14pt" style:font-weight-asian="bold" style:font-size-complex="14pt" style:font-weight-complex="bold"/>
    </style:style>
    <style:style style:name="T50" style:family="text">
      <style:text-properties fo:color="#c9211e" fo:font-size="14pt" style:text-underline-style="solid" style:text-underline-width="auto" style:text-underline-color="font-color" officeooo:rsid="000ba114" style:font-size-asian="14pt" style:font-size-complex="14pt"/>
    </style:style>
    <style:style style:name="T51" style:family="text">
      <style:text-properties fo:color="#c9211e" fo:font-size="14pt" fo:font-weight="normal" officeooo:rsid="00091f52" style:font-size-asian="14pt" style:font-weight-asian="normal" style:font-size-complex="14pt" style:font-weight-complex="normal"/>
    </style:style>
    <style:style style:name="T52" style:family="text">
      <style:text-properties fo:color="#c9211e" fo:font-size="14pt" fo:font-weight="normal" officeooo:rsid="0009c62c" style:font-size-asian="14pt" style:font-weight-asian="normal" style:font-size-complex="14pt" style:font-weight-complex="normal"/>
    </style:style>
    <style:style style:name="T53" style:family="text">
      <style:text-properties fo:color="#c9211e" officeooo:rsid="0003fba2"/>
    </style:style>
    <style:style style:name="T54" style:family="text">
      <style:text-properties fo:color="#c9211e" officeooo:rsid="00050798"/>
    </style:style>
    <style:style style:name="T55" style:family="text">
      <style:text-properties fo:color="#c9211e" officeooo:rsid="000687ad"/>
    </style:style>
    <style:style style:name="T56" style:family="text">
      <style:text-properties fo:color="#c9211e" officeooo:rsid="00083486"/>
    </style:style>
    <style:style style:name="T57" style:family="text">
      <style:text-properties fo:color="#c9211e" officeooo:rsid="00091f52"/>
    </style:style>
    <style:style style:name="T58" style:family="text">
      <style:text-properties fo:color="#c9211e" officeooo:rsid="000b7aab"/>
    </style:style>
    <style:style style:name="T59" style:family="text">
      <style:text-properties fo:color="#c9211e" style:text-underline-style="none" fo:font-weight="bold" officeooo:rsid="00091f52" style:font-weight-asian="bold" style:font-weight-complex="bold"/>
    </style:style>
    <style:style style:name="T60" style:family="text">
      <style:text-properties fo:color="#c9211e" style:text-underline-style="none" fo:font-weight="bold" officeooo:rsid="000b7aab" style:font-weight-asian="bold" style:font-weight-complex="bold"/>
    </style:style>
    <style:style style:name="T61" style:family="text">
      <style:text-properties fo:color="#000000" officeooo:rsid="0001c551"/>
    </style:style>
    <style:style style:name="T62" style:family="text">
      <style:text-properties fo:color="#000000" officeooo:rsid="000258be"/>
    </style:style>
    <style:style style:name="T63" style:family="text">
      <style:text-properties fo:color="#000000" officeooo:rsid="0002639a"/>
    </style:style>
    <style:style style:name="T64" style:family="text">
      <style:text-properties fo:font-size="14pt" style:text-underline-style="solid" style:text-underline-width="auto" style:text-underline-color="font-color" fo:font-weight="bold" officeooo:rsid="0009c62c" style:font-size-asian="14pt" style:font-weight-asian="bold" style:font-size-complex="14pt" style:font-weight-complex="bold"/>
    </style:style>
    <style:style style:name="T65" style:family="text">
      <style:text-properties fo:font-size="14pt" style:text-underline-style="solid" style:text-underline-width="auto" style:text-underline-color="font-color" fo:font-weight="bold" officeooo:rsid="000a34ec" style:font-size-asian="14pt" style:font-weight-asian="bold" style:font-size-complex="14pt" style:font-weight-complex="bold"/>
    </style:style>
    <style:style style:name="T66" style:family="text">
      <style:text-properties fo:font-size="14pt" style:text-underline-style="solid" style:text-underline-width="auto" style:text-underline-color="font-color" fo:font-weight="bold" officeooo:rsid="000a92fb" style:font-size-asian="14pt" style:font-weight-asian="bold" style:font-size-complex="14pt" style:font-weight-complex="bold"/>
    </style:style>
    <style:style style:name="T67" style:family="text">
      <style:text-properties fo:font-size="14pt" style:text-underline-style="solid" style:text-underline-width="auto" style:text-underline-color="font-color" fo:font-weight="bold" officeooo:rsid="000b7aab" style:font-size-asian="14pt" style:font-weight-asian="bold" style:font-size-complex="14pt" style:font-weight-complex="bold"/>
    </style:style>
    <style:style style:name="T68" style:family="text">
      <style:text-properties fo:font-size="14pt" style:text-underline-style="solid" style:text-underline-width="auto" style:text-underline-color="font-color" fo:font-weight="bold" officeooo:rsid="000ba114" style:font-size-asian="14pt" style:font-weight-asian="bold" style:font-size-complex="14pt" style:font-weight-complex="bold"/>
    </style:style>
    <style:style style:name="T69" style:family="text">
      <style:text-properties fo:font-size="14pt" style:text-underline-style="solid" style:text-underline-width="auto" style:text-underline-color="font-color" fo:font-weight="normal" officeooo:rsid="000ba114" style:font-size-asian="14pt" style:font-weight-asian="normal" style:font-size-complex="14pt" style:font-weight-complex="normal"/>
    </style:style>
    <style:style style:name="T70" style:family="text">
      <style:text-properties fo:font-size="14pt" style:text-underline-style="none" fo:font-weight="bold" officeooo:rsid="00091f52" style:font-size-asian="14pt" style:font-weight-asian="bold" style:font-size-complex="14pt" style:font-weight-complex="bold"/>
    </style:style>
    <style:style style:name="T71" style:family="text">
      <style:text-properties fo:font-size="14pt" style:text-underline-style="none" fo:font-weight="bold" officeooo:rsid="0009c62c" style:font-size-asian="14pt" style:font-weight-asian="bold" style:font-size-complex="14pt" style:font-weight-complex="bold"/>
    </style:style>
    <style:style style:name="T72" style:family="text">
      <style:text-properties fo:font-size="14pt" style:text-underline-style="none" fo:font-weight="bold" officeooo:rsid="000df326" style:font-size-asian="14pt" style:font-weight-asian="bold" style:font-size-complex="14pt" style:font-weight-complex="bold"/>
    </style:style>
    <style:style style:name="T73" style:family="text">
      <style:text-properties fo:font-size="14pt" style:text-underline-style="none" fo:font-weight="normal" officeooo:rsid="0009c62c" style:font-size-asian="14pt" style:font-weight-asian="normal" style:font-size-complex="14pt" style:font-weight-complex="normal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text-underline-style="none" fo:font-weight="bold" officeooo:rsid="00008d67" style:font-weight-asian="bold" style:font-weight-complex="bold"/>
    </style:style>
    <style:style style:name="T76" style:family="text">
      <style:text-properties style:text-underline-style="none" fo:font-weight="bold" officeooo:rsid="0001c551" style:font-weight-asian="bold" style:font-weight-complex="bold"/>
    </style:style>
    <style:style style:name="T77" style:family="text">
      <style:text-properties style:text-underline-style="none" fo:font-weight="bold" officeooo:rsid="000258be" style:font-weight-asian="bold" style:font-weight-complex="bold"/>
    </style:style>
    <style:style style:name="T78" style:family="text">
      <style:text-properties style:text-underline-style="none" fo:font-weight="bold" officeooo:rsid="0002639a" style:font-weight-asian="bold" style:font-weight-complex="bold"/>
    </style:style>
    <style:style style:name="T79" style:family="text">
      <style:text-properties style:text-underline-style="none" fo:font-weight="bold" officeooo:rsid="000687ad" style:font-weight-asian="bold" style:font-weight-complex="bold"/>
    </style:style>
    <style:style style:name="T80" style:family="text">
      <style:text-properties style:text-underline-style="none" fo:font-weight="bold" officeooo:rsid="0003fba2" style:font-weight-asian="bold" style:font-weight-complex="bold"/>
    </style:style>
    <style:style style:name="T81" style:family="text">
      <style:text-properties style:text-underline-style="none" fo:font-weight="bold" officeooo:rsid="00050798" style:font-weight-asian="bold" style:font-weight-complex="bold"/>
    </style:style>
    <style:style style:name="T82" style:family="text">
      <style:text-properties style:text-underline-style="none" fo:font-weight="bold" officeooo:rsid="0008348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émes :<text:span text:style-name="T2">Animés-/Animés-/Animés-/Animés-/Animés-/Animés-/</text:span><text:span text:style-name="T4">Gaming-/Gaming-/Gaming-/Gaming-/Gaming-/Gaming-/Gaming-/Gaming-/Gaming-/Gaming-/</text:span><text:span text:style-name="T7">Cinéma-/Cinéma-/Cinéma-/Cinéma-/Cinéma-/Cinéma-/Cinéma-/Cinéma-/Cinéma-/Cinéma-/</text:span><text:span text:style-name="T14">Technologie-/Technologie-/Technologie-/Technologie-/Technologie-/Technologie-/Technologie-/Technologie-/Technologie-/Technologie</text:span></text:p>
      <text:p text:style-name="P4"><text:span text:style-name="T14"/></text:p>
      <text:p text:style-name="P4"><text:span text:style-name="T14"/></text:p>
      <text:p text:style-name="P3"><text:span text:style-name="T2">Q</text:span><text:span text:style-name="T1">1 :</text:span><text:span text:style-name="T74">Où est-ce que Kaneki décide de travailler ?-/Comment s’appelle l’auteur que Kaneki aime beaucoup ?-/Dans quel manga ou anime, le héros est un petit robot ?-/</text:span><text:span text:style-name="T75">Qui est l’étudiant <text:s/>qui dépasse certain héro pro ?-/Qui emmène Eren au tribunal ?-/Lors du combat final contre Buu </text:span><text:span text:style-name="T79">buu </text:span><text:span text:style-name="T75">, Vegeta déclare que ?-/</text:span><text:span text:style-name="T76">Quelle est l'année de sortie de la Super Nintendo en France ? -/Dans quelle ville est né Altaïr, le héros du premier Assassin's Creed ?-/Comment s’appel le puissant héro de God of war ?-/</text:span><text:span text:style-name="T77">De quels jeux Franklin Michael Trevor sont-ils <text:s/>issus ?-/Quel studio a développé Call of Duty: Advanced Warfare ?-/Quel est le nom du créateur de Mario ?-/</text:span><text:span text:style-name="T78">Quel moteur graphique utilis</text:span><text:span text:style-name="T79">é dans</text:span><text:span text:style-name="T78"> les jeux battlefield ?-/</text:span><text:span text:style-name="T80">Dans the last of us </text:span><text:span text:style-name="T79">c</text:span><text:span text:style-name="T80">omment </text:span><text:span text:style-name="T79">appelle t’on le</text:span><text:span text:style-name="T80"> champignon responsable de l’infection ?-/</text:span><text:span text:style-name="T81">Dans Apex Legend comment se nomme le héros possédant un corbeau ?-/Quel est le studio qui a crée la licence Assassin’s Creed ?-/</text:span><text:span text:style-name="T79">De quel film est issu la musique culte « Now we are free »?-/Dans le film « La Chute du Faucon noir » quel est la force d’intervention </text:span><text:span text:style-name="T82">à pied ?-/</text:span><text:span text:style-name="T79">Dans le film gladiator qui assassine Marc Aurèle ? -/En quel lieu Frodon se fait-il blesser par l'un des neuf cavaliers noirs ?-/</text:span><text:span text:style-name="T82">A travers quel artefact possédé par Saroumane voit-on luire l'oeil de Sauron ?-/</text:span><text:span text:style-name="T59">Dans intouchable, qu’elle est l’handicape de </text:span><text:span text:style-name="T60">P</text:span><text:span text:style-name="T59">hillipe ?-/</text:span><text:span text:style-name="T70">Dans The Amazing Spiderman quel est la vraie identité d’électro ?-/Dans X men origins Wolwerine Logan se prend une explosion de quel type ?-/Comment s’ appel le méchant qui a copié la technologie Stark lors du grand prix à Monaco ?-/</text:span><text:span text:style-name="T71">Dans Transformers comment appel</text:span><text:span text:style-name="T72">le</text:span><text:span text:style-name="T71"> t’on l’élément pouvant réanimer un</text:span><text:span text:style-name="T73"> </text:span><text:span text:style-name="T71">transformers ?-/</text:span><text:span text:style-name="T64">Que veut dire High tech ?-/</text:span><text:span text:style-name="T65">Que veut dire RAM ?-/</text:span><text:span text:style-name="T66">Quel est le rôle d’un processeur ?-/Où se trouve le siège d’Intel Corporation ?-/Que veut dire CPL-/</text:span><text:span text:style-name="T67">Quel est le le classement juste <text:s/>des stockages les plus rapides ?-/Quel type de connexion est la plus rapide ?-/</text:span><text:span text:style-name="T68">Quel débit est le plus rapide ?-/Quel est le nouveau nom de Facebook?-/</text:span><text:span text:style-name="T69">Qui est le successeur de Steve Jobs</text:span></text:p>
      <text:p text:style-name="P3"><text:span text:style-name="T69"/></text:p>
      <text:p text:style-name="P3"><text:span text:style-name="T69"/></text:p>
      <text:p text:style-name="P8">R1 :Dans un bar.-/Takatsuki Sen-/Yume Senshi-/<text:span text:style-name="T36">Lemillion-/Erwin Smith-/Goku est un imbécile-/</text:span><text:span text:style-name="T61">1990-/Jérusalemen-/Credos-/</text:span><text:span text:style-name="T62">Red dead rédemption 2-/Treyarch studio-/Akira Toriyama-/</text:span><text:span text:style-name="T63">Unity-/</text:span><text:span text:style-name="T53">Cordyceps-/</text:span><text:span text:style-name="T54">Wraith-/Valve-/</text:span><text:span text:style-name="T55">Gladiator-/Mac V </text:span><text:span text:style-name="T56">SOG-/</text:span><text:span text:style-name="T55">Spartacus-/</text:span><text:span text:style-name="T56">Amon sûl-/Le miroir Galadriel-/</text:span><text:span text:style-name="T51">Il est paraplégique-/Arthur Parks-/Incident industrielle-/Enton </text:span><text:soft-page-break/><text:span text:style-name="T51">Vanko-/</text:span><text:span text:style-name="T52">La Matrice de commandement-/</text:span><text:span text:style-name="T41">Technologie-/Random Access Memory-/</text:span><text:span text:style-name="T44">D’exécuter des fréquences d’images-/Santa Monica-/Courant porteur de liens-/</text:span><text:span text:style-name="T45">HDD&lt;SSD&lt;SD&lt;Flash Memory-/VDSL2-/</text:span><text:span text:style-name="T50">Tera bits/s-/</text:span><text:span text:style-name="T47">Méta-/Ragnar Lothbrok</text:span></text:p>
      <text:p text:style-name="P8"><text:span text:style-name="T47"/></text:p>
      <text:p text:style-name="P8"><text:span text:style-name="T47"/></text:p>
      <text:p text:style-name="P5"><text:span text:style-name="T1">R2 :Dans un café appelé l’Antique.-/Tachibana </text:span><text:span text:style-name="T26">Sen</text:span><text:span text:style-name="T1">-/Wingman-/</text:span><text:span text:style-name="T3">Endevor-/</text:span><text:span text:style-name="T26">Levy-/</text:span><text:span text:style-name="T28">Goku est le </text:span><text:span text:style-name="T29">numéro 1-/</text:span><text:span text:style-name="T4">1991-/Rome-/Démios-/</text:span><text:span text:style-name="T5">The last of us-/</text:span><text:span text:style-name="T32">Sledge Hammer Games-/Shigeru Miyamoto-/</text:span><text:span text:style-name="T33">Unreal Engine-/</text:span><text:span text:style-name="T34">Coprin-/</text:span><text:span text:style-name="T29">Sombra-/</text:span><text:span text:style-name="T37">Bethesda-/</text:span><text:span text:style-name="T38">Star Wars-/Les Marines-/Octave-/</text:span><text:span text:style-name="T39">Le mont Ventoux-/Le bâton de pouvoir-/</text:span><text:span text:style-name="T40">Il est tétraplégique-/Steeve Rogers-/Une explosion-/Ivan Vanko-/</text:span><text:span text:style-name="T42">Le All Spark-/</text:span><text:span text:style-name="T41">La petite technologie-/Right Acces Mobile-/</text:span><text:span text:style-name="T44">D’échanger des données entre les différents composants informatique-/Santa Clara-/Couverture </text:span><text:span text:style-name="T45">pérméable de ligne-/Flash Memory &lt;SD&lt; HDD&lt;SSD-/Modem-/</text:span><text:span text:style-name="T49">Gigabyte /s-/</text:span><text:span text:style-name="T47">Messenger-/Mark Zuckerberg</text:span></text:p>
      <text:p text:style-name="P5"><text:span text:style-name="T47"/></text:p>
      <text:p text:style-name="P5"><text:span text:style-name="T47"/></text:p>
      <text:p text:style-name="P6"><text:span text:style-name="T1">R3 :Dans un restaurant pour Goule. -/Takatsuki Seido-/</text:span><text:span text:style-name="T27">Astro Boy-/</text:span><text:span text:style-name="T28">Hawks-/Hanzi Zoé-/Goku est le plus gentil des sayan</text:span><text:span text:style-name="T30">s-/</text:span><text:span text:style-name="T31">1992-/Masyaf-/Kratos-/</text:span><text:span text:style-name="T32">Grand Theft Auto 5-/Rockstar Games-/Zang Yamoto-/</text:span><text:span text:style-name="T33">Rage-/</text:span><text:span text:style-name="T34">Amanite Phalloïde-/</text:span><text:span text:style-name="T29">Bloodhound-/</text:span><text:span text:style-name="T37">Criterion-/</text:span><text:span text:style-name="T38">Le seigneur des Anneaux-/La Delta Force-/Comode-/</text:span><text:span text:style-name="T39">Le Gué de Bruinen-/Le Palantir-/</text:span><text:span text:style-name="T40">Il est hémiplégique-/Max Dillon-/Une Explosion </text:span><text:span text:style-name="T41">atomique-/</text:span><text:span text:style-name="T42">Jin Khan</text:span><text:span text:style-name="T43">è-/</text:span><text:span text:style-name="T42">Le cube de commandement-/</text:span><text:span text:style-name="T41">La haute technologie-/Rainbow Acces Memory-/</text:span><text:span text:style-name="T44">De stocker des données-/Santa Barbara-/</text:span><text:span text:style-name="T45">Courant porteur </text:span><text:span text:style-name="T46">en</text:span><text:span text:style-name="T45"> ligne-/SD&lt;SSD&lt;Flash Memory&lt;HDD-/ADSL-/</text:span><text:span text:style-name="T49">Mégabyte/s-/</text:span><text:span text:style-name="T47">Discord-/Richard Branson</text:span></text:p>
      <text:p text:style-name="P6"><text:span text:style-name="T47"/></text:p>
      <text:p text:style-name="P6"><text:span text:style-name="T47"/></text:p>
      <text:p text:style-name="P2"><text:span text:style-name="T1">R4 :À l’université.-/Akira Mado-/Gundam Wing-/</text:span><text:span text:style-name="T3">Stain-/Mikasa Ackerman-/Goku est son plus grand rival-/</text:span><text:span text:style-name="T4">1993-/Sparte-/Sakrot-/</text:span><text:span text:style-name="T5">Grand theft Auto 4-/Infinity Ward-/Dashan Wang-/</text:span><text:span text:style-name="T33">Frostbite-/</text:span><text:span text:style-name="T35">L</text:span><text:span text:style-name="T34">actarius Amirus-/</text:span><text:span text:style-name="T29">Mirage-/</text:span><text:span text:style-name="T37">Ubisoft-/</text:span><text:span text:style-name="T38">Il faut sauver le soldat Rayan-/Les Spetsnaz-/Maximus-/</text:span><text:span text:style-name="T39">Le mont Valérien-/Le Tesseract-/</text:span><text:span text:style-name="T40">Il est polyphylétique-/Curtis Connors-/Un tir de mortier-/</text:span><text:span text:style-name="T42">Raymon Barkov</text:span><text:span text:style-name="T43">-/</text:span><text:span text:style-name="T42">Le tesseract commandement-/</text:span><text:span text:style-name="T41">La techno-/</text:span><text:span text:style-name="T44">Random Admin Memory-/De centraliser la prise en charge de la RAM-/Santa Clause-/</text:span><text:span text:style-name="T45">Courant paramétrable de ligne-/SSD&lt;HDD&lt;Flash Memory&lt;SD-/Fibre-/</text:span><text:span text:style-name="T49">Microbytes /s-/</text:span><text:span text:style-name="T47">Zétaverse-/T</text:span><text:span text:style-name="T48">i</text:span><text:span text:style-name="T47">m Cook</text:span></text:p>
      <text:p text:style-name="P2"><text:span text:style-name="T47"/></text:p>
      <text:p text:style-name="P2"><text:soft-page-break/><text:span text:style-name="T47"/></text:p>
      <text:p text:style-name="P1"><text:span text:style-name="T1">RQ :2-/1-/3-/4-/</text:span><text:span text:style-name="T4">2-/2-/</text:span><text:span text:style-name="T24">2-/</text:span><text:span text:style-name="T4">3-/3-/3-/2-/2-/4-/</text:span><text:span text:style-name="T6">1-/3-/</text:span><text:span text:style-name="T7">4-/</text:span><text:span text:style-name="T8">1-/</text:span><text:span text:style-name="T9">3-/3-/1-/3-/</text:span><text:span text:style-name="T10">2-/</text:span><text:span text:style-name="T11">3-/</text:span><text:span text:style-name="T12">3-/</text:span><text:span text:style-name="T13">2-/1-/</text:span><text:span text:style-name="T15">3-/1-/</text:span><text:span text:style-name="T16">2-/</text:span><text:span text:style-name="T17">2-/</text:span><text:span text:style-name="T18">3-/</text:span><text:span text:style-name="T25">2</text:span><text:span text:style-name="T19">-/</text:span><text:span text:style-name="T20">4-/</text:span><text:span text:style-name="T21">1-/</text:span><text:span text:style-name="T22">1-/</text:span><text:span text:style-name="T23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mic sans ms" svg:font-family="'Comic sans ms'" style:font-family-generic="scrip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3:33:10.802373184</meta:creation-date>
    <dc:date>2022-01-30T23:46:49.079732279</dc:date>
    <meta:editing-duration>PT9H41M55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3" meta:paragraph-count="7" meta:word-count="537" meta:character-count="4785" meta:non-whitespace-character-count="4252"/>
  </office:meta>
</office:document-meta>
</file>